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3.653cm" fo:min-width="3.1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635cm" fo:min-width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799cm" fo:min-width="4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2.771cm" fo:min-width="2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01cm" fo:min-width="2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4.41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1.217cm" fo:min-width="5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4.26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4.292cm" fo:min-width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199cm" fo:min-width="4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199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lakzat 1" draw:style-name="gr11" svg:width="4.446cm" svg:height="2.4cm" svg:x="0.025cm" svg:y="0.0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Alakzat 2" draw:style-name="gr10" svg:width="5.081cm" svg:height="2.4cm" svg:x="5.193cm" svg:y="0.0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Alakzat 3" draw:style-name="gr9" svg:width="2.065cm" svg:height="4.904cm" svg:x="11.031cm" svg:y="-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Alakzat 4" draw:style-name="gr8" svg:width="1.906cm" svg:height="4.869cm" svg:x="14.277cm" svg:y="0.03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Alakzat 5" draw:style-name="gr7" svg:width="6.545cm" svg:height="2.435cm" svg:x="10.467cm" svg:y="6.30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name="Alakzat 6" draw:style-name="gr6" svg:width="1.747cm" svg:height="5.504cm" svg:x="4.011cm" svg:y="3.0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Alakzat 7" draw:style-name="gr5" svg:width="4.058cm" svg:height="2.7cm" svg:x="-0.064cm" svg:y="9.705cm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7" draw:name="Alakzat 8" draw:style-name="gr4" svg:width="4.164cm" svg:height="2.77cm" svg:x="5.228cm" svg:y="9.67cm"><text:p/><draw:enhanced-geometry svg:viewBox="0 0 21600 21600" draw:text-areas="?f0 0 21600 21600" draw:type="left-arrow-callout" draw:modifiers="7200 5400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draw:custom-shape text:anchor-type="paragraph" draw:z-index="8" draw:name="Alakzat 9" draw:style-name="gr3" svg:width="4.94cm" svg:height="4.199cm" svg:x="11.737cm" svg:y="9.652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9" draw:name="Alakzat 10" draw:style-name="gr2" svg:width="4.904cm" svg:height="3.952cm" svg:x="11.772cm" svg:y="14.961cm"><text:p/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10" draw:name="Alakzat 11" draw:style-name="gr1" svg:width="6.227cm" svg:height="3.652cm" svg:x="1.542cm" svg:y="15.208cm"><text:p/>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0 "/><draw:equation draw:name="f5" draw:formula="21600-?f1 "/><draw:equation draw:name="f6" draw:formula="21600-?f2 "/><draw:equation draw:name="f7" draw:formula="21600-?f3 "/><draw:handle draw:handle-position="$0 top" draw:handle-range-x-minimum="$2" draw:handle-range-x-maximum="108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08:33:38.900000000</meta:creation-date>
    <dc:date>2021-09-13T14:34:27.033000000</dc:date>
    <meta:editing-duration>PT5M5S</meta:editing-duration>
    <meta:editing-cycles>3</meta:editing-cycles>
    <meta:generator>LibreOfficeDev/7.3.0.0.alpha0$Windows_X86_64 LibreOffice_project/2ba3cc2a27044b09e7746057fd8de6d453804f6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